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0cm" fo:margin-right="0cm" fo:line-height="93%" fo:text-align="start" fo:text-indent="0cm" style:punctuation-wrap="simple" style:line-break="strict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4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><text:span text:style-name="T1">Room: spare bedroom:-(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Record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minder to self: hit the “record” button</text:p>
              </text:list-item>
              <text:list-item>
                <text:p>Lectures will be recorded, recordings available via Blackboard</text:p>
              </text:list-item>
              <text:list-item>
                <text:p>If you object to recording, then fire ahead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will be via the modestly named “blackboard collaborate ultra”</text:p>
                <text:list>
                  <text:list-item>
                    <text:p>Monday 1600-1750</text:p>
                  </text:list-item>
                  <text:list-item>
                    <text:p>Wednesday 1700-1750</text:p>
                  </text:list-item>
                </text:list>
              </text:list-item>
              <text:list-item>
                <text:p>Dates (don’t be surprised if I get this wrong;-)</text:p>
                <text:list>
                  <text:list-item>
                    <text:p>Today → April 21<text:span text:style-name="T2">st</text:span> </text:p>
                  </text:list-item>
                  <text:list-item>
                    <text:p>Reading week: March 15<text:span text:style-name="T2">th</text:span> → 19<text:span text:style-name="T2">th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“mic line” etiquett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get very bored just talking to a screen, so welcome questions/comments any time</text:p>
              </text:list-item>
              <text:list-item>
                <text:p>At conferences people line up at the microphone to ask questions - pretending we’re doing that works ok if we have a queue of people with questions</text:p>
              </text:list-item>
              <text:list-item>
                <text:p>If I’m rabbiting on (aka “speaking”:-) and you want to comment or ask a question, then just type that in the blackboard chat</text:p>
              </text:list-item>
              <text:list-item>
                <text:p>If you want to send audio as well (e.g. if question isn’t yet well-formed) then prepend “+q” to your typed comment, e.g. “+q to ask if that attack happened often”</text:p>
              </text:list-item>
              <text:list-item>
                <text:p>I’ll cycle through the people who typed “+q” to get all the questions</text:p>
              </text:list-item>
              <text:list-item>
                <text:p>If your question gets answered before you get to the top of the queue, then it’s ok to take yourself out of the queue by typing “-q”</text:p>
              </text:list-item>
              <text:list-item>
                <text:p>I really do welcome people sending audio and/or video so don’t be shy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Default slot: Tuesday 1400 but as that might not suit everyone, please fill in your available slots at the poll:</text:p>
                <text:list>
                  <text:list-item>
                    <text:p><text:a xlink:href="https://dudle.inf.tu-dresden.de/pickanofficehour/" xlink:type="simple">https://dudle.inf.tu-dresden.de/pickanofficehour/</text:a><text:s/></text:p>
                  </text:list-item>
                  <text:list-item>
                    <text:p>If some other slot is way better than Tuesday 1400 we can swap</text:p>
                  </text:list-item>
                  <text:list-item>
                    <text:p>If nothing at all is good we live with that but can swap after reading wee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udents Talking to One Anoth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Blackboard I see 145 “users” for this module</text:p>
              </text:list-item>
              <text:list-item>
                <text:p>In the TCD student system, I see:</text:p>
                <text:list>
                  <text:list-item>
                    <text:p>50 registered for CS7NS5</text:p>
                  </text:list-item>
                  <text:list-item>
                    <text:p>39 registered for CSU44032</text:p>
                  </text:list-item>
                </text:list>
              </text:list-item>
              <text:list-item>
                <text:p>Do you all have some way to contact one another?</text:p>
                <text:list>
                  <text:list-item>
                    <text:p>I believe class reps can email you all</text:p>
                  </text:list-item>
                  <text:list-item>
                    <text:p>I can email you all, happy to do that if asked for good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 sit-down exams this year (I guess something has to be good:-)</text:p>
              </text:list-item>
              <text:list-item>
                <text:p>20% for 2 in-term assignments</text:p>
                <text:list>
                  <text:list-item>
                    <text:p>Deadline: end of term</text:p>
                  </text:list-item>
                </text:list>
              </text:list-item>
              <text:list-item>
                <text:p>80% for exam replacement assignments</text:p>
                <text:list>
                  <text:list-item>
                    <text:p>Do 3 from 5 assignments over 1 or 2 weeks during exam period whenever that turns out to be</text:p>
                  </text:list-item>
                  <text:list-item>
                    <text:p>Structure and content is modelled on old exams so you can benefit from looking at those: <text:a xlink:href="https://down.dsg.cs.tcd.ie/old-exams/" xlink:type="simple">https://down.dsg.cs.tcd.ie/old-exams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Assignment#1, 15%: Security &amp; Privacy Considerations for your FYP/Dissertation</text:span></text:p>
                <text:list>
                  <text:list-item>
                    <text:p text:style-name="P7"><text:span text:style-name="T3">3-4 pages usually; use in dissertation/FYP</text:span></text:p>
                  </text:list-item>
                  <text:list-item>
                    <text:p text:style-name="P7"><text:span text:style-name="T3">Discuss the security &amp; privacy issues of your dissertation/FYP topic</text:span></text:p>
                  </text:list-item>
                  <text:list-item>
                    <text:p text:style-name="P7"><text:span text:style-name="T3">See RFCs 3552, 6973 and W3C tech report on sec/privacy considerations </text:span><text:span text:style-name="T3"><text:a xlink:href="https://tools.ietf.org/html/rfc3552" xlink:type="simple">https://tools.ietf.org/html/rfc3552</text:a></text:span><text:span text:style-name="T3"><text:s/></text:span><text:span text:style-name="T3"><text:line-break/></text:span><text:span text:style-name="T3"><text:a xlink:href="https://tools.ietf.org/html/rfc6973" xlink:type="simple">https://tools.ietf.org/html/rfc6973</text:a></text:span><text:span text:style-name="T3"> </text:span><text:span text:style-name="T3"><text:line-break/></text:span><text:span text:style-name="T3"><text:a xlink:href="https://www.w3.org/TR/security-privacy-questionnaire/" xlink:type="simple">https://www.w3.org/TR/security-privacy-questionnaire/</text:a></text:span><text:span text:style-name="T3"> </text:span></text:p>
                    <text:p text:style-name="P7"><text:span text:style-name="T3"><text:s/></text:span></text:p>
                  </text:list-item>
                </text:list>
              </text:list-item>
              <text:list-item>
                <text:p text:style-name="P6"><text:span text:style-name="T3">Assignment#2, 5%: Security Incident:</text:span></text:p>
                <text:list>
                  <text:list-item>
                    <text:p text:style-name="P7"><text:span text:style-name="T3">1 page describing a significant incident that happens </text:span><text:span text:style-name="T4">during the course</text:span><text:span text:style-name="T3"> saying why its significant</text:span></text:p>
                  </text:list-item>
                  <text:list-item>
                    <text:p text:style-name="P7"><text:span text:style-name="T3">Or, a github PR for the course materials that I acc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</text:p>
              </text:list-item>
              <text:list-item>
                <text:p>Cryptography</text:p>
                <text:list>
                  <text:list-item>
                    <text:p>So you can understand how that’s used in…</text:p>
                  </text:list-item>
                </text:list>
              </text:list-item>
              <text:list-item>
                <text:p>Core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text-style-name="P3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1-02-01T13:36:15.476718410</dc:date>
    <meta:editing-duration>PT41M39S</meta:editing-duration>
    <meta:editing-cycles>15</meta:editing-cycles>
    <meta:generator>LibreOffice/7.0.3.1$Linux_X86_64 LibreOffice_project/00$Build-1</meta:generator>
    <meta:document-statistic meta:object-count="59"/>
  </office:meta>
</office:document-meta>
</file>